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0.3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4.826cm" svg:x="2.54cm" svg:y="2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08cm" svg:y1="1.778cm" svg:x2="5.08cm" svg:y2="7.874cm">
          <text:p/>
        </draw:line>
        <draw:line draw:style-name="gr2" draw:text-style-name="P1" draw:layer="layout" svg:x1="1.524cm" svg:y1="4.826cm" svg:x2="8.636cm" svg:y2="4.826cm">
          <text:p/>
        </draw:line>
        <draw:frame draw:style-name="gr3" draw:layer="layout" svg:width="7.874cm" svg:height="0.962cm" svg:x="1.778cm" svg:y="8.636cm">
          <draw:text-box>
            <text:p>cubic</text:p>
          </draw:text-box>
        </draw:frame>
        <draw:line draw:style-name="gr2" draw:text-style-name="P1" draw:layer="layout" svg:x1="2.286cm" svg:y1="15.959cm" svg:x2="3.302cm" svg:y2="12.149cm">
          <text:p/>
        </draw:line>
        <draw:line draw:style-name="gr2" draw:text-style-name="P1" draw:layer="layout" svg:x1="3.302cm" svg:y1="12.403cm" svg:x2="6.096cm" svg:y2="10.625cm">
          <text:p/>
        </draw:line>
        <draw:line draw:style-name="gr2" draw:text-style-name="P1" draw:layer="layout" svg:x1="2.301cm" svg:y1="16.002cm" svg:x2="5.095cm" svg:y2="14.224cm">
          <text:p/>
        </draw:line>
        <draw:line draw:style-name="gr2" draw:text-style-name="P1" draw:layer="layout" svg:x1="5.08cm" svg:y1="14.435cm" svg:x2="6.096cm" svg:y2="10.625cm">
          <text:p/>
        </draw:line>
        <draw:custom-shape draw:style-name="gr1" draw:text-style-name="P1" draw:layer="layout" svg:width="0.762cm" svg:height="0.762cm" svg:x="8.89cm" svg:y="3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7.874cm" svg:height="0.962cm" svg:x="1.524cm" svg:y="16.31cm">
          <draw:text-box>
            <text:p>prim</text:p>
          </draw:text-box>
        </draw:frame>
        <draw:frame draw:style-name="gr3" draw:layer="layout" svg:width="1.778cm" svg:height="0.962cm" svg:x="8.89cm" svg:y="5.081cm">
          <draw:text-box>
            <text:p>a^3</text:p>
          </draw:text-box>
        </draw:frame>
        <draw:line draw:style-name="gr4" draw:text-style-name="P1" draw:layer="layout" svg:x1="10.414cm" svg:y1="4.319cm" svg:x2="12.446cm" svg:y2="4.319cm">
          <text:p/>
        </draw:line>
        <draw:frame draw:style-name="gr3" draw:layer="layout" svg:width="3.302cm" svg:height="0.962cm" svg:x="12.192cm" svg:y="5.335cm">
          <draw:text-box>
            <text:p>(2pi/a)^3</text:p>
          </draw:text-box>
        </draw:frame>
        <draw:custom-shape draw:style-name="gr1" draw:text-style-name="P1" draw:layer="layout" svg:width="0.762cm" svg:height="0.762cm" svg:x="13.189cm" svg:y="3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2.794cm" svg:height="0.962cm" svg:x="8.236cm" svg:y="13.008cm">
          <draw:text-box>
            <text:p>A^3/4</text:p>
          </draw:text-box>
        </draw:frame>
        <draw:line draw:style-name="gr4" draw:text-style-name="P1" draw:layer="layout" svg:x1="10.16cm" svg:y1="12.246cm" svg:x2="12.192cm" svg:y2="12.246cm">
          <text:p/>
        </draw:line>
        <draw:frame draw:style-name="gr3" draw:layer="layout" svg:width="3.302cm" svg:height="0.962cm" svg:x="11.938cm" svg:y="13.008cm">
          <draw:text-box>
            <text:p>?</text:p>
          </draw:text-box>
        </draw:frame>
        <draw:line draw:style-name="gr2" draw:text-style-name="P1" draw:layer="layout" svg:x1="8.382cm" svg:y1="12.446cm" svg:x2="8.89cm" svg:y2="11.43cm">
          <text:p/>
        </draw:line>
        <draw:line draw:style-name="gr2" draw:text-style-name="P1" draw:layer="layout" svg:x1="9.652cm" svg:y1="10.922cm" svg:x2="8.89cm" svg:y2="11.43cm">
          <text:p/>
        </draw:line>
        <draw:line draw:style-name="gr2" draw:text-style-name="P1" draw:layer="layout" svg:x1="9.081cm" svg:y1="12.045cm" svg:x2="9.589cm" svg:y2="11.029cm">
          <text:p/>
        </draw:line>
        <draw:line draw:style-name="gr2" draw:text-style-name="P1" draw:layer="layout" svg:x1="9.251cm" svg:y1="11.921cm" svg:x2="8.489cm" svg:y2="12.429cm">
          <text:p/>
        </draw:line>
        <draw:custom-shape draw:style-name="gr5" draw:text-style-name="P1" draw:layer="layout" svg:width="9.398cm" svg:height="7.112cm" svg:x="16.256cm" svg:y="5.0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7.112cm" svg:height="0.962cm" svg:x="18.288cm" svg:y="12.7cm">
          <draw:text-box>
            <text:p>VOL_SUPERCELL</text:p>
          </draw:text-box>
        </draw:frame>
        <draw:frame draw:style-name="gr3" draw:layer="layout" svg:width="3.81cm" svg:height="0.962cm" svg:x="11.938cm" svg:y="7.874cm">
          <draw:text-box>
            <text:p>min(freq)</text:p>
          </draw:text-box>
        </draw:frame>
        <draw:path draw:style-name="gr2" draw:text-style-name="P1" draw:layer="layout" svg:width="6.646cm" svg:height="5.081cm" draw:transform="skewX (5.51445880034227E-017) rotate (-1.21335289598646) translate (22.3462244737466cm 4.15780511072371cm)" svg:viewBox="0 0 6647 5082" svg:d="m0 5037c411 138 798-73 1150-241 380-182 645-555 1021-750 396-205 686-501 1071-694 357-178 660-450 916-752 238-278 467-565 731-821 280-272 644-445 935-710 281-255 411-645 692-907l131-162">
          <text:p/>
        </draw:path>
        <draw:path draw:style-name="gr2" draw:text-style-name="P1" draw:layer="layout" svg:width="4.199cm" svg:height="7.143cm" draw:transform="rotate (-1.5707963267949) translate (24.474cm 7.17699999999999cm)" svg:viewBox="0 0 4200 7144" svg:d="m0 7144c381-3 731-161 1058-397 376-272 628-624 993-893 370-273 422-776 694-1125 244-313 275-682 463-1025 179-326 409-628 430-1025 21-396 250-760 265-1158 14-377 155-722 198-1091l66-331 33-99">
          <text:p/>
        </draw:path>
        <draw:frame draw:style-name="gr3" draw:layer="layout" svg:width="3.81cm" svg:height="0.962cm" svg:x="18.542cm" svg:y="5.92cm">
          <draw:text-box>
            <text:p>conv</text:p>
          </draw:text-box>
        </draw:frame>
        <draw:frame draw:style-name="gr3" draw:layer="layout" svg:width="2.228cm" svg:height="0.962cm" svg:x="17.33cm" svg:y="9.906cm">
          <draw:text-box>
            <text:p>prim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layer="layout" svg:width="11.938cm" svg:height="0.962cm" draw:transform="rotate (1.5707963267949) translate (2.086cm 10.16cm)">
          <draw:text-box>
            <text:p>Computational time (LJ systems)</text:p>
          </draw:text-box>
        </draw:frame>
        <draw:custom-shape draw:style-name="gr5" draw:text-style-name="P1" draw:layer="layout" svg:width="8.882cm" svg:height="8.197cm" svg:x="3.564cm" svg:y="1.0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894cm" svg:height="0.962cm" svg:x="5.739cm" svg:y="9.892cm">
          <draw:text-box>
            <text:p>Feature size</text:p>
          </draw:text-box>
        </draw:frame>
        <draw:line draw:style-name="gr2" draw:text-style-name="P1" draw:layer="layout" svg:x1="5.014cm" svg:y1="8.458cm" svg:x2="10.452cm" svg:y2="4.359cm">
          <text:p/>
        </draw:line>
        <draw:line draw:style-name="gr2" draw:text-style-name="P1" draw:layer="layout" svg:x1="4.833cm" svg:y1="7.843cm" svg:x2="6.827cm" svg:y2="1.9cm">
          <text:p/>
        </draw:line>
        <draw:line draw:style-name="gr2" draw:text-style-name="P1" draw:layer="layout" svg:x1="4.833cm" svg:y1="8.662cm" svg:x2="11.54cm" svg:y2="8.662cm">
          <text:p/>
        </draw:line>
        <draw:frame draw:style-name="gr7" draw:layer="layout" svg:width="1.45cm" svg:height="1.673cm" svg:x="4.652cm" svg:y="1.695cm">
          <draw:text-box>
            <text:p>L^3</text:p>
          </draw:text-box>
        </draw:frame>
        <draw:frame draw:style-name="gr7" draw:layer="layout" svg:width="1.45cm" svg:height="1.673cm" svg:x="7.552cm" svg:y="3.788cm">
          <draw:text-box>
            <text:p>L^2</text:p>
          </draw:text-box>
        </draw:frame>
        <draw:frame draw:style-name="gr7" draw:layer="layout" svg:width="1.45cm" svg:height="1.673cm" svg:x="9.727cm" svg:y="7.638cm">
          <draw:text-box>
            <text:p>L^0</text:p>
          </draw:text-box>
        </draw:frame>
        <draw:frame draw:style-name="gr3" draw:layer="layout" svg:width="11.938cm" svg:height="0.962cm" draw:transform="rotate (1.5707963267949) translate (15.294cm 18.542cm)">
          <draw:text-box>
            <text:p>Computational time (LJ systems)</text:p>
          </draw:text-box>
        </draw:frame>
        <draw:custom-shape draw:style-name="gr5" draw:text-style-name="P1" draw:layer="layout" svg:width="8.882cm" svg:height="8.197cm" svg:x="16.772cm" svg:y="9.46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894cm" svg:height="0.962cm" svg:x="18.947cm" svg:y="18.274cm">
          <draw:text-box>
            <text:p>Feature size</text:p>
          </draw:text-box>
        </draw:frame>
        <draw:line draw:style-name="gr2" draw:text-style-name="P1" draw:layer="layout" svg:x1="18.222cm" svg:y1="16.84cm" svg:x2="23.66cm" svg:y2="12.741cm">
          <text:p/>
        </draw:line>
        <draw:line draw:style-name="gr2" draw:text-style-name="P1" draw:layer="layout" svg:x1="18.041cm" svg:y1="16.225cm" svg:x2="20.035cm" svg:y2="10.282cm">
          <text:p/>
        </draw:line>
        <draw:line draw:style-name="gr2" draw:text-style-name="P1" draw:layer="layout" svg:x1="18.041cm" svg:y1="17.044cm" svg:x2="24.748cm" svg:y2="17.044cm">
          <text:p/>
        </draw:line>
        <draw:frame draw:style-name="gr7" draw:layer="layout" svg:width="1.45cm" svg:height="1.673cm" svg:x="17.86cm" svg:y="10.077cm">
          <draw:text-box>
            <text:p>L^3</text:p>
          </draw:text-box>
        </draw:frame>
        <draw:frame draw:style-name="gr7" draw:layer="layout" svg:width="1.45cm" svg:height="1.673cm" svg:x="20.76cm" svg:y="12.17cm">
          <draw:text-box>
            <text:p>L^2</text:p>
          </draw:text-box>
        </draw:frame>
        <draw:frame draw:style-name="gr7" draw:layer="layout" svg:width="1.45cm" svg:height="1.673cm" svg:x="22.935cm" svg:y="16.02cm">
          <draw:text-box>
            <text:p>L^0</text:p>
          </draw:text-box>
        </draw:frame>
        <draw:frame draw:style-name="gr7" draw:layer="layout" svg:width="7.62cm" svg:height="0.962cm" draw:transform="rotate (-1.5707963267949) translate (14.17cm 1.524cm)">
          <draw:text-box>
            <text:p>Calc error/max erro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6.604cm" svg:height="0.962cm" draw:transform="rotate (1.5707963267949) translate (1.886cm 7.86cm)">
          <draw:text-box>
            <text:p><text:span text:style-name="T1">Calc Size</text:span></text:p>
          </draw:text-box>
        </draw:frame>
        <draw:custom-shape draw:style-name="gr5" draw:text-style-name="P1" draw:layer="layout" svg:width="8.882cm" svg:height="8.197cm" svg:x="3.364cm" svg:y="0.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5.539cm" svg:y="9.292cm">
          <draw:text-box>
            <text:p><text:span text:style-name="T1">Year</text:span></text:p>
          </draw:text-box>
        </draw:frame>
        <draw:line draw:style-name="gr2" draw:text-style-name="P1" draw:layer="layout" svg:x1="10.542cm" svg:y1="2.194cm" svg:x2="11.992cm" svg:y2="2.194cm">
          <text:p/>
        </draw:line>
        <draw:line draw:style-name="gr2" draw:text-style-name="P1" draw:layer="layout" svg:x1="4.633cm" svg:y1="8.062cm" svg:x2="11.34cm" svg:y2="8.062cm">
          <text:p/>
        </draw:line>
        <draw:frame draw:style-name="gr8" draw:text-style-name="P2" draw:layer="layout" svg:width="2.817cm" svg:height="0.962cm" draw:transform="rotate (1.5707963267949) translate (0.816cm 17.018cm)">
          <draw:text-box>
            <text:p><text:span text:style-name="T1">PDF</text:span></text:p>
          </draw:text-box>
        </draw:frame>
        <draw:custom-shape draw:style-name="gr5" draw:text-style-name="P1" draw:layer="layout" svg:width="6.058cm" svg:height="5.659cm" svg:x="2.07cm" svg:y="13.20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385cm" svg:height="0.962cm" svg:x="1.997cm" svg:y="19.155cm">
          <draw:text-box>
            <text:p><text:span text:style-name="T1">Year</text:span></text:p>
          </draw:text-box>
        </draw:frame>
        <draw:frame draw:style-name="gr7" draw:text-style-name="P2" draw:layer="layout" svg:width="4.894cm" svg:height="0.962cm" svg:x="8.69cm" svg:y="0.978cm">
          <draw:text-box>
            <text:p><text:span text:style-name="T1">a-Si</text:span></text:p>
          </draw:text-box>
        </draw:frame>
        <draw:path draw:style-name="gr2" draw:text-style-name="P1" draw:layer="layout" svg:width="5.915cm" svg:height="3.751cm" svg:x="4.871cm" svg:y="2.456cm" svg:viewBox="0 0 5916 3752" svg:d="m0 3742c381-68 847 169 1139-220 259-345 549-678 698-1102 147-417 446-756 735-1103 286-343 580-686 993-882 375-178 754-216 1139-367 344-135 734-25 1102-37h110">
          <text:p/>
        </draw:path>
        <draw:frame draw:style-name="gr10" draw:text-style-name="P2" draw:layer="layout" svg:width="10.736cm" svg:height="6.65cm" svg:x="15.48cm" svg:y="0.24cm">
          <draw:text-box>
            <text:p><text:span text:style-name="T1">Limitation: hardware or software?</text:span></text:p>
            <text:p><text:span text:style-name="T1"/></text:p>
            <text:p><text:span text:style-name="T1">(Some) Calculations have inherently bad scalings, which grow faster with feature sizes than Moore's Law.</text:span></text:p>
            <text:p><text:span text:style-name="T1"/></text:p>
            <text:p><text:span text:style-name="T1">Thus, we must use many calc types, models, which puts emphasis on unified software.</text:span></text:p>
          </draw:text-box>
        </draw:frame>
        <draw:frame draw:style-name="gr10" draw:text-style-name="P2" draw:layer="layout" svg:width="10.736cm" svg:height="1.016cm" svg:x="0.694cm" svg:y="10.414cm">
          <draw:text-box>
            <text:p><text:span text:style-name="T1">Distribution of models used</text:span></text:p>
          </draw:text-box>
        </draw:frame>
        <draw:frame draw:style-name="gr10" draw:text-style-name="P2" draw:layer="layout" svg:width="10.736cm" svg:height="1.016cm" svg:x="0.694cm" svg:y="11.714cm">
          <draw:text-box>
            <text:p><text:span text:style-name="T1">Old field</text:span></text:p>
          </draw:text-box>
        </draw:frame>
        <draw:frame draw:style-name="gr8" draw:text-style-name="P2" draw:layer="layout" svg:width="2.817cm" svg:height="0.962cm" draw:transform="rotate (1.5707963267949) translate (9.116cm 17.019cm)">
          <draw:text-box>
            <text:p><text:span text:style-name="T1">PDF</text:span></text:p>
          </draw:text-box>
        </draw:frame>
        <draw:custom-shape draw:style-name="gr5" draw:text-style-name="P1" draw:layer="layout" svg:width="6.058cm" svg:height="5.659cm" svg:x="10.37cm" svg:y="13.20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385cm" svg:height="0.962cm" svg:x="10.297cm" svg:y="19.156cm">
          <draw:text-box>
            <text:p><text:span text:style-name="T1">Year</text:span></text:p>
          </draw:text-box>
        </draw:frame>
        <draw:frame draw:style-name="gr10" draw:text-style-name="P2" draw:layer="layout" svg:width="10.736cm" svg:height="1.016cm" svg:x="8.994cm" svg:y="11.715cm">
          <draw:text-box>
            <text:p><text:span text:style-name="T1">New field</text:span></text:p>
          </draw:text-box>
        </draw:frame>
        <draw:path draw:style-name="gr2" draw:text-style-name="P1" draw:layer="layout" svg:width="5.878cm" svg:height="3.341cm" svg:x="10.657cm" svg:y="14.383cm" svg:viewBox="0 0 5879 3342" svg:d="m0 3330c382-61 747 46 1139 0 385-45 751-120 1102-258 389-153 845-51 1103-514 202-361 446-707 514-1139 59-377 41-756 221-1103 267-514 978-327 1176 37 178 327 39 730 73 1102 35 387 150 751 294 1103l184 367 73 294">
          <text:p/>
        </draw:path>
        <draw:path draw:style-name="gr2" draw:text-style-name="P1" draw:layer="layout" svg:width="4.465cm" svg:height="4.605cm" draw:transform="skewX (9.05545985349745E-017) rotate (0.660258056029455) translate (1.43739636599345cm 16.5564711921955cm)" svg:viewBox="0 0 4466 4606" svg:d="m0 1371c418 68 911 17 1218-310 253-270 582-483 764-804 246-434 861-312 773 322-67 492-288 941-8 1389 239 382 192 838 464 1199 231 305 447 623 669 938l267 253 291 226 28 22">
          <text:p/>
        </draw:path>
        <draw:frame draw:style-name="gr8" draw:text-style-name="P2" draw:layer="layout" svg:width="2.817cm" svg:height="0.962cm" draw:transform="rotate (1.5707963267949) translate (18.216cm 17.02cm)">
          <draw:text-box>
            <text:p><text:span text:style-name="T1">PDF</text:span></text:p>
          </draw:text-box>
        </draw:frame>
        <draw:custom-shape draw:style-name="gr5" draw:text-style-name="P1" draw:layer="layout" svg:width="6.058cm" svg:height="5.659cm" svg:x="19.47cm" svg:y="13.2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385cm" svg:height="0.962cm" svg:x="19.397cm" svg:y="19.157cm">
          <draw:text-box>
            <text:p><text:span text:style-name="T1">Year</text:span></text:p>
          </draw:text-box>
        </draw:frame>
        <draw:frame draw:style-name="gr10" draw:text-style-name="P2" draw:layer="layout" svg:width="10.736cm" svg:height="1.016cm" svg:x="18.094cm" svg:y="11.716cm">
          <draw:text-box>
            <text:p><text:span text:style-name="T1">Heat txn: 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6.604cm" svg:height="0.962cm" draw:transform="rotate (1.5707963267949) translate (0.626cm 11.336cm)">
          <draw:text-box>
            <text:p><text:span text:style-name="T1">Calc Size</text:span></text:p>
          </draw:text-box>
        </draw:frame>
        <draw:custom-shape draw:style-name="gr5" draw:text-style-name="P1" draw:layer="layout" svg:width="8.882cm" svg:height="8.197cm" svg:x="2.104cm" svg:y="3.95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4.279cm" svg:y="12.768cm">
          <draw:text-box>
            <text:p><text:span text:style-name="T1">Year</text:span></text:p>
          </draw:text-box>
        </draw:frame>
        <draw:line draw:style-name="gr2" draw:text-style-name="P1" draw:layer="layout" svg:x1="8.514cm" svg:y1="4.34cm" svg:x2="9.964cm" svg:y2="4.34cm">
          <text:p/>
        </draw:line>
        <draw:frame draw:style-name="gr7" draw:text-style-name="P2" draw:layer="layout" svg:width="1.778cm" svg:height="0.962cm" svg:x="6.736cm" svg:y="3.832cm">
          <draw:text-box>
            <text:p><text:span text:style-name="T1">c-Si</text:span></text:p>
          </draw:text-box>
        </draw:frame>
        <draw:line draw:style-name="gr2" draw:text-style-name="P1" draw:layer="layout" svg:x1="8.514cm" svg:y1="5.54cm" svg:x2="9.964cm" svg:y2="5.54cm">
          <text:p/>
        </draw:line>
        <draw:frame draw:style-name="gr7" draw:text-style-name="P2" draw:layer="layout" svg:width="2.286cm" svg:height="0.962cm" svg:x="6.336cm" svg:y="5.032cm">
          <draw:text-box>
            <text:p><text:span text:style-name="T1">Si-Ge</text:span></text:p>
          </draw:text-box>
        </draw:frame>
        <draw:frame draw:style-name="gr7" draw:text-style-name="P2" draw:layer="layout" svg:width="2.286cm" svg:height="0.962cm" svg:x="6.736cm" svg:y="5.632cm">
          <draw:text-box>
            <text:p><text:span text:style-name="T1">a-Si</text:span></text:p>
          </draw:text-box>
        </draw:frame>
        <draw:line draw:style-name="gr2" draw:text-style-name="P1" draw:layer="layout" svg:x1="8.513cm" svg:y1="6.039cm" svg:x2="9.963cm" svg:y2="6.039cm">
          <text:p/>
        </draw:line>
        <draw:frame draw:style-name="gr7" draw:text-style-name="P2" draw:layer="layout" svg:width="2.286cm" svg:height="0.962cm" svg:x="6.237cm" svg:y="6.332cm">
          <draw:text-box>
            <text:p><text:span text:style-name="T1">HS-Si</text:span></text:p>
          </draw:text-box>
        </draw:frame>
        <draw:line draw:style-name="gr2" draw:text-style-name="P1" draw:layer="layout" svg:x1="8.514cm" svg:y1="6.739cm" svg:x2="9.964cm" svg:y2="6.739cm">
          <text:p/>
        </draw:line>
        <draw:line draw:style-name="gr2" draw:text-style-name="P1" draw:layer="layout" svg:x1="4.858cm" svg:y1="9.72cm" svg:x2="6.164cm" svg:y2="9.74cm">
          <text:p/>
        </draw:line>
        <draw:frame draw:style-name="gr7" draw:text-style-name="P2" draw:layer="layout" svg:width="2.976cm" svg:height="0.962cm" svg:x="2.136cm" svg:y="9.232cm">
          <draw:text-box>
            <text:p><text:span text:style-name="T1">Aerogel</text:span></text:p>
          </draw:text-box>
        </draw:frame>
        <draw:frame draw:style-name="gr7" draw:text-style-name="P2" draw:layer="layout" svg:width="2.286cm" svg:height="0.962cm" svg:x="6.838cm" svg:y="8.832cm">
          <draw:text-box>
            <text:p><text:span text:style-name="T1">WSe2</text:span></text:p>
          </draw:text-box>
        </draw:frame>
        <draw:line draw:style-name="gr2" draw:text-style-name="P1" draw:layer="layout" svg:x1="9.124cm" svg:y1="9.239cm" svg:x2="10.574cm" svg:y2="9.239cm">
          <text:p/>
        </draw:line>
        <draw:frame draw:style-name="gr7" draw:text-style-name="P2" draw:layer="layout" svg:width="2.705cm" svg:height="0.962cm" svg:x="5.72cm" svg:y="10.132cm">
          <draw:text-box>
            <text:p><text:span text:style-name="T1">PCBM</text:span></text:p>
          </draw:text-box>
        </draw:frame>
        <draw:line draw:style-name="gr2" draw:text-style-name="P1" draw:layer="layout" svg:x1="8.416cm" svg:y1="10.539cm" svg:x2="9.866cm" svg:y2="10.539cm">
          <text:p/>
        </draw:line>
        <draw:frame draw:style-name="gr7" draw:text-style-name="P2" draw:layer="layout" svg:width="2.286cm" svg:height="0.962cm" svg:x="6.638cm" svg:y="7.832cm">
          <draw:text-box>
            <text:p><text:span text:style-name="T1">PbTe</text:span></text:p>
          </draw:text-box>
        </draw:frame>
        <draw:line draw:style-name="gr2" draw:text-style-name="P1" draw:layer="layout" svg:x1="8.915cm" svg:y1="8.239cm" svg:x2="10.365cm" svg:y2="8.239cm">
          <text:p/>
        </draw:line>
        <draw:frame draw:style-name="gr7" draw:text-style-name="P2" draw:layer="layout" svg:width="2.286cm" svg:height="0.962cm" svg:x="5.939cm" svg:y="7.832cm">
          <draw:text-box>
            <text:p><text:span text:style-name="T1">LJ Ar</text:span></text:p>
          </draw:text-box>
        </draw:frame>
        <draw:line draw:style-name="gr2" draw:text-style-name="P1" draw:layer="layout" svg:x1="8.216cm" svg:y1="8.239cm" svg:x2="9.666cm" svg:y2="8.239cm">
          <text:p/>
        </draw:line>
        <draw:line draw:style-name="gr4" draw:text-style-name="P1" draw:layer="layout" svg:x1="11.17cm" svg:y1="4.64cm" svg:x2="11.17cm" svg:y2="3.878cm">
          <text:p/>
        </draw:line>
        <draw:line draw:style-name="gr4" draw:text-style-name="P1" draw:layer="layout" svg:x1="11.17cm" svg:y1="4.456cm" svg:x2="11.17cm" svg:y2="5.472cm">
          <text:p/>
        </draw:line>
        <draw:line draw:style-name="gr4" draw:text-style-name="P1" draw:layer="layout" svg:x1="11.12cm" svg:y1="3.04cm" svg:x2="11.12cm" svg:y2="2.278cm">
          <text:p/>
        </draw:line>
        <draw:line draw:style-name="gr4" draw:text-style-name="P1" draw:layer="layout" svg:x1="11.12cm" svg:y1="2.856cm" svg:x2="11.12cm" svg:y2="3.872cm">
          <text:p/>
        </draw:line>
        <draw:frame draw:style-name="gr3" draw:layer="layout" svg:width="2.286cm" svg:height="0.962cm" svg:x="11.562cm" svg:y="2.3cm">
          <draw:text-box>
            <text:p>BTE</text:p>
          </draw:text-box>
        </draw:frame>
        <draw:frame draw:style-name="gr3" draw:layer="layout" svg:width="3.556cm" svg:height="0.962cm" svg:x="11.816cm" svg:y="4.078cm">
          <draw:text-box>
            <text:p>ALD</text:p>
          </draw:text-box>
        </draw:frame>
        <draw:frame draw:style-name="gr3" draw:layer="layout" svg:width="9.398cm" svg:height="0.962cm" svg:x="2.032cm" svg:y="0cm">
          <draw:text-box>
            <text:p>Desired accuracy: 50-200%</text:p>
          </draw:text-box>
        </draw:frame>
        <draw:frame draw:style-name="gr3" draw:text-style-name="P2" draw:layer="layout" svg:width="6.604cm" svg:height="0.962cm" draw:transform="rotate (1.5707963267949) translate (14.826cm 11.336cm)">
          <draw:text-box>
            <text:p><text:span text:style-name="T1">Calc Size</text:span></text:p>
          </draw:text-box>
        </draw:frame>
        <draw:custom-shape draw:style-name="gr5" draw:text-style-name="P1" draw:layer="layout" svg:width="8.882cm" svg:height="8.197cm" svg:x="16.304cm" svg:y="3.95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18.479cm" svg:y="12.768cm">
          <draw:text-box>
            <text:p><text:span text:style-name="T1">Year</text:span></text:p>
          </draw:text-box>
        </draw:frame>
        <draw:line draw:style-name="gr2" draw:text-style-name="P1" draw:layer="layout" svg:x1="22.714cm" svg:y1="4.34cm" svg:x2="24.164cm" svg:y2="4.34cm">
          <text:p/>
        </draw:line>
        <draw:frame draw:style-name="gr7" draw:text-style-name="P2" draw:layer="layout" svg:width="1.778cm" svg:height="0.962cm" svg:x="20.936cm" svg:y="3.832cm">
          <draw:text-box>
            <text:p><text:span text:style-name="T1">c-Si</text:span></text:p>
          </draw:text-box>
        </draw:frame>
        <draw:line draw:style-name="gr2" draw:text-style-name="P1" draw:layer="layout" svg:x1="22.714cm" svg:y1="5.54cm" svg:x2="24.164cm" svg:y2="5.54cm">
          <text:p/>
        </draw:line>
        <draw:frame draw:style-name="gr7" draw:text-style-name="P2" draw:layer="layout" svg:width="2.286cm" svg:height="0.962cm" svg:x="20.536cm" svg:y="5.032cm">
          <draw:text-box>
            <text:p><text:span text:style-name="T1">Si-Ge</text:span></text:p>
          </draw:text-box>
        </draw:frame>
        <draw:frame draw:style-name="gr7" draw:text-style-name="P2" draw:layer="layout" svg:width="2.286cm" svg:height="0.962cm" svg:x="20.936cm" svg:y="5.632cm">
          <draw:text-box>
            <text:p><text:span text:style-name="T1">a-Si</text:span></text:p>
          </draw:text-box>
        </draw:frame>
        <draw:line draw:style-name="gr2" draw:text-style-name="P1" draw:layer="layout" svg:x1="22.713cm" svg:y1="6.039cm" svg:x2="24.163cm" svg:y2="6.039cm">
          <text:p/>
        </draw:line>
        <draw:frame draw:style-name="gr7" draw:text-style-name="P2" draw:layer="layout" svg:width="2.286cm" svg:height="0.962cm" svg:x="20.437cm" svg:y="6.332cm">
          <draw:text-box>
            <text:p><text:span text:style-name="T1">HS-Si</text:span></text:p>
          </draw:text-box>
        </draw:frame>
        <draw:line draw:style-name="gr2" draw:text-style-name="P1" draw:layer="layout" svg:x1="22.714cm" svg:y1="6.739cm" svg:x2="24.164cm" svg:y2="6.739cm">
          <text:p/>
        </draw:line>
        <draw:line draw:style-name="gr2" draw:text-style-name="P1" draw:layer="layout" svg:x1="19.058cm" svg:y1="9.72cm" svg:x2="20.364cm" svg:y2="9.74cm">
          <text:p/>
        </draw:line>
        <draw:frame draw:style-name="gr7" draw:text-style-name="P2" draw:layer="layout" svg:width="2.976cm" svg:height="0.962cm" svg:x="16.336cm" svg:y="9.232cm">
          <draw:text-box>
            <text:p><text:span text:style-name="T1">Aerogel</text:span></text:p>
          </draw:text-box>
        </draw:frame>
        <draw:frame draw:style-name="gr7" draw:text-style-name="P2" draw:layer="layout" svg:width="2.286cm" svg:height="0.962cm" svg:x="21.038cm" svg:y="8.832cm">
          <draw:text-box>
            <text:p><text:span text:style-name="T1">WSe2</text:span></text:p>
          </draw:text-box>
        </draw:frame>
        <draw:line draw:style-name="gr2" draw:text-style-name="P1" draw:layer="layout" svg:x1="23.324cm" svg:y1="9.239cm" svg:x2="24.774cm" svg:y2="9.239cm">
          <text:p/>
        </draw:line>
        <draw:frame draw:style-name="gr7" draw:text-style-name="P2" draw:layer="layout" svg:width="2.705cm" svg:height="0.962cm" svg:x="19.92cm" svg:y="10.132cm">
          <draw:text-box>
            <text:p><text:span text:style-name="T1">PCBM</text:span></text:p>
          </draw:text-box>
        </draw:frame>
        <draw:line draw:style-name="gr2" draw:text-style-name="P1" draw:layer="layout" svg:x1="22.616cm" svg:y1="10.539cm" svg:x2="24.066cm" svg:y2="10.539cm">
          <text:p/>
        </draw:line>
        <draw:frame draw:style-name="gr7" draw:text-style-name="P2" draw:layer="layout" svg:width="2.286cm" svg:height="0.962cm" svg:x="20.838cm" svg:y="7.832cm">
          <draw:text-box>
            <text:p><text:span text:style-name="T1">PbTe</text:span></text:p>
          </draw:text-box>
        </draw:frame>
        <draw:line draw:style-name="gr2" draw:text-style-name="P1" draw:layer="layout" svg:x1="23.115cm" svg:y1="8.239cm" svg:x2="24.565cm" svg:y2="8.239cm">
          <text:p/>
        </draw:line>
        <draw:frame draw:style-name="gr7" draw:text-style-name="P2" draw:layer="layout" svg:width="2.286cm" svg:height="0.962cm" svg:x="20.139cm" svg:y="7.832cm">
          <draw:text-box>
            <text:p><text:span text:style-name="T1">LJ Ar</text:span></text:p>
          </draw:text-box>
        </draw:frame>
        <draw:line draw:style-name="gr2" draw:text-style-name="P1" draw:layer="layout" svg:x1="22.416cm" svg:y1="8.239cm" svg:x2="23.866cm" svg:y2="8.239cm">
          <text:p/>
        </draw:line>
        <draw:line draw:style-name="gr4" draw:text-style-name="P1" draw:layer="layout" svg:x1="25.37cm" svg:y1="4.64cm" svg:x2="25.37cm" svg:y2="3.878cm">
          <text:p/>
        </draw:line>
        <draw:line draw:style-name="gr4" draw:text-style-name="P1" draw:layer="layout" svg:x1="25.37cm" svg:y1="4.456cm" svg:x2="25.37cm" svg:y2="5.472cm">
          <text:p/>
        </draw:line>
        <draw:line draw:style-name="gr4" draw:text-style-name="P1" draw:layer="layout" svg:x1="25.32cm" svg:y1="3.04cm" svg:x2="25.32cm" svg:y2="2.278cm">
          <text:p/>
        </draw:line>
        <draw:line draw:style-name="gr4" draw:text-style-name="P1" draw:layer="layout" svg:x1="25.32cm" svg:y1="2.856cm" svg:x2="25.32cm" svg:y2="3.872cm">
          <text:p/>
        </draw:line>
        <draw:frame draw:style-name="gr3" draw:layer="layout" svg:width="2.286cm" svg:height="0.962cm" svg:x="25.762cm" svg:y="2.3cm">
          <draw:text-box>
            <text:p>BTE</text:p>
          </draw:text-box>
        </draw:frame>
        <draw:frame draw:style-name="gr3" draw:layer="layout" svg:width="3.556cm" svg:height="0.962cm" svg:x="26.016cm" svg:y="4.078cm">
          <draw:text-box>
            <text:p>ALD</text:p>
          </draw:text-box>
        </draw:frame>
        <draw:frame draw:style-name="gr3" draw:layer="layout" svg:width="9.398cm" svg:height="0.962cm" svg:x="16.232cm" svg:y="0cm">
          <draw:text-box>
            <text:p>Desired accuracy: 50-200%</text:p>
          </draw:text-box>
        </draw:frame>
        <draw:frame draw:style-name="gr3" draw:layer="layout" svg:width="25.654cm" svg:height="1.673cm" svg:x="1.778cm" svg:y="15.24cm">
          <draw:text-box>
            <text:p>Who ever said: I need a 100 W/m-K material? <text:s/>You only care about 2 extremes, and you are never happy with what you have.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2" draw:layer="layout" svg:width="25.654cm" svg:height="1.673cm" svg:x="1.778cm" svg:y="0.44cm">
          <draw:text-box>
            <text:p><text:span text:style-name="T1">Who ever said: I need a 100 W/m-K material? <text:s/>You only care about 2 extremes, and you are never happy with what you have.</text:span></text:p>
          </draw:text-box>
        </draw:frame>
        <draw:frame draw:style-name="gr3" draw:text-style-name="P2" draw:layer="layout" svg:width="25.654cm" svg:height="1.673cm" svg:x="1.778cm" svg:y="3.941cm">
          <draw:text-box>
            <text:p><text:span text:style-name="T1">So what does the plot look like if we consider modeling the 2 extremes, extremely high and low</text:span></text:p>
          </draw:text-box>
        </draw:frame>
        <draw:frame draw:style-name="gr3" draw:text-style-name="P2" draw:layer="layout" svg:width="6.604cm" svg:height="0.962cm" draw:transform="rotate (1.5707963267949) translate (14.126cm 17.736cm)">
          <draw:text-box>
            <text:p><text:span text:style-name="T1">Calc Size</text:span></text:p>
          </draw:text-box>
        </draw:frame>
        <draw:custom-shape draw:style-name="gr5" draw:text-style-name="P1" draw:layer="layout" svg:width="8.882cm" svg:height="8.197cm" svg:x="15.604cm" svg:y="10.35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17.779cm" svg:y="19.168cm">
          <draw:text-box>
            <text:p><text:span text:style-name="T1">Year</text:span></text:p>
          </draw:text-box>
        </draw:frame>
        <draw:line draw:style-name="gr2" draw:text-style-name="P1" draw:layer="layout" svg:x1="22.014cm" svg:y1="10.74cm" svg:x2="23.464cm" svg:y2="10.74cm">
          <text:p/>
        </draw:line>
        <draw:frame draw:style-name="gr7" draw:text-style-name="P2" draw:layer="layout" svg:width="1.778cm" svg:height="0.962cm" svg:x="20.236cm" svg:y="10.232cm">
          <draw:text-box>
            <text:p><text:span text:style-name="T1">c-Si</text:span></text:p>
          </draw:text-box>
        </draw:frame>
        <draw:line draw:style-name="gr2" draw:text-style-name="P1" draw:layer="layout" svg:x1="22.014cm" svg:y1="11.94cm" svg:x2="23.464cm" svg:y2="11.94cm">
          <text:p/>
        </draw:line>
        <draw:frame draw:style-name="gr7" draw:text-style-name="P2" draw:layer="layout" svg:width="2.286cm" svg:height="0.962cm" svg:x="19.836cm" svg:y="11.432cm">
          <draw:text-box>
            <text:p><text:span text:style-name="T1">Si-Ge</text:span></text:p>
          </draw:text-box>
        </draw:frame>
        <draw:frame draw:style-name="gr7" draw:text-style-name="P2" draw:layer="layout" svg:width="2.286cm" svg:height="0.962cm" svg:x="20.236cm" svg:y="12.032cm">
          <draw:text-box>
            <text:p><text:span text:style-name="T1">a-Si</text:span></text:p>
          </draw:text-box>
        </draw:frame>
        <draw:line draw:style-name="gr2" draw:text-style-name="P1" draw:layer="layout" svg:x1="22.013cm" svg:y1="12.439cm" svg:x2="23.463cm" svg:y2="12.439cm">
          <text:p/>
        </draw:line>
        <draw:frame draw:style-name="gr7" draw:text-style-name="P2" draw:layer="layout" svg:width="2.286cm" svg:height="0.962cm" svg:x="19.737cm" svg:y="12.732cm">
          <draw:text-box>
            <text:p><text:span text:style-name="T1">HS-Si</text:span></text:p>
          </draw:text-box>
        </draw:frame>
        <draw:line draw:style-name="gr2" draw:text-style-name="P1" draw:layer="layout" svg:x1="22.014cm" svg:y1="13.139cm" svg:x2="23.464cm" svg:y2="13.139cm">
          <text:p/>
        </draw:line>
        <draw:line draw:style-name="gr2" draw:text-style-name="P1" draw:layer="layout" svg:x1="18.358cm" svg:y1="16.12cm" svg:x2="19.664cm" svg:y2="16.14cm">
          <text:p/>
        </draw:line>
        <draw:frame draw:style-name="gr7" draw:text-style-name="P2" draw:layer="layout" svg:width="2.976cm" svg:height="0.962cm" svg:x="15.636cm" svg:y="15.632cm">
          <draw:text-box>
            <text:p><text:span text:style-name="T1">Aerogel</text:span></text:p>
          </draw:text-box>
        </draw:frame>
        <draw:frame draw:style-name="gr7" draw:text-style-name="P2" draw:layer="layout" svg:width="2.286cm" svg:height="0.962cm" svg:x="20.338cm" svg:y="15.232cm">
          <draw:text-box>
            <text:p><text:span text:style-name="T1">WSe2</text:span></text:p>
          </draw:text-box>
        </draw:frame>
        <draw:line draw:style-name="gr2" draw:text-style-name="P1" draw:layer="layout" svg:x1="22.624cm" svg:y1="15.639cm" svg:x2="24.074cm" svg:y2="15.639cm">
          <text:p/>
        </draw:line>
        <draw:frame draw:style-name="gr7" draw:text-style-name="P2" draw:layer="layout" svg:width="2.705cm" svg:height="0.962cm" svg:x="19.22cm" svg:y="16.532cm">
          <draw:text-box>
            <text:p><text:span text:style-name="T1">PCBM</text:span></text:p>
          </draw:text-box>
        </draw:frame>
        <draw:line draw:style-name="gr2" draw:text-style-name="P1" draw:layer="layout" svg:x1="21.916cm" svg:y1="16.939cm" svg:x2="23.366cm" svg:y2="16.939cm">
          <text:p/>
        </draw:line>
        <draw:frame draw:style-name="gr7" draw:text-style-name="P2" draw:layer="layout" svg:width="2.286cm" svg:height="0.962cm" svg:x="20.138cm" svg:y="14.232cm">
          <draw:text-box>
            <text:p><text:span text:style-name="T1">PbTe</text:span></text:p>
          </draw:text-box>
        </draw:frame>
        <draw:line draw:style-name="gr2" draw:text-style-name="P1" draw:layer="layout" svg:x1="22.415cm" svg:y1="14.639cm" svg:x2="23.865cm" svg:y2="14.639cm">
          <text:p/>
        </draw:line>
        <draw:frame draw:style-name="gr7" draw:text-style-name="P2" draw:layer="layout" svg:width="2.286cm" svg:height="0.962cm" svg:x="19.439cm" svg:y="14.232cm">
          <draw:text-box>
            <text:p><text:span text:style-name="T1">LJ Ar</text:span></text:p>
          </draw:text-box>
        </draw:frame>
        <draw:line draw:style-name="gr2" draw:text-style-name="P1" draw:layer="layout" svg:x1="21.716cm" svg:y1="14.639cm" svg:x2="23.166cm" svg:y2="14.639cm">
          <text:p/>
        </draw:line>
        <draw:line draw:style-name="gr4" draw:text-style-name="P1" draw:layer="layout" svg:x1="24.67cm" svg:y1="11.04cm" svg:x2="24.638cm" svg:y2="8.382cm">
          <text:p/>
        </draw:line>
        <draw:line draw:style-name="gr4" draw:text-style-name="P1" draw:layer="layout" svg:x1="24.67cm" svg:y1="10.856cm" svg:x2="24.67cm" svg:y2="11.872cm">
          <text:p/>
        </draw:line>
        <draw:frame draw:style-name="gr3" draw:layer="layout" svg:width="2.286cm" svg:height="0.962cm" svg:x="25.062cm" svg:y="9.4cm">
          <draw:text-box>
            <text:p>ALD</text:p>
          </draw:text-box>
        </draw:frame>
        <draw:frame draw:style-name="gr3" draw:layer="layout" svg:width="9.398cm" svg:height="0.962cm" svg:x="15.532cm" svg:y="6.4cm">
          <draw:text-box>
            <text:p>Desired accuracy: 10-1000%</text:p>
          </draw:text-box>
        </draw:frame>
        <draw:line draw:style-name="gr4" draw:text-style-name="P1" draw:layer="layout" svg:x1="24.725cm" svg:y1="15.14cm" svg:x2="24.693cm" svg:y2="12.482cm">
          <text:p/>
        </draw:line>
        <draw:line draw:style-name="gr4" draw:text-style-name="P1" draw:layer="layout" svg:x1="24.725cm" svg:y1="14.956cm" svg:x2="24.725cm" svg:y2="15.972cm">
          <text:p/>
        </draw:line>
        <draw:frame draw:style-name="gr3" draw:layer="layout" svg:width="4.91cm" svg:height="0.962cm" svg:x="25.062cm" svg:y="13.5cm">
          <draw:text-box>
            <text:p>MD, AF, </text:p>
          </draw:text-box>
        </draw:frame>
        <draw:frame draw:style-name="gr3" draw:text-style-name="P2" draw:layer="layout" svg:width="6.604cm" svg:height="0.962cm" draw:transform="rotate (1.5707963267949) translate (0.126cm 17.736cm)">
          <draw:text-box>
            <text:p><text:span text:style-name="T1">Calc Size</text:span></text:p>
          </draw:text-box>
        </draw:frame>
        <draw:custom-shape draw:style-name="gr5" draw:text-style-name="P1" draw:layer="layout" svg:width="8.882cm" svg:height="8.197cm" svg:x="1.604cm" svg:y="10.35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3.779cm" svg:y="19.168cm">
          <draw:text-box>
            <text:p><text:span text:style-name="T1">Year</text:span></text:p>
          </draw:text-box>
        </draw:frame>
        <draw:line draw:style-name="gr2" draw:text-style-name="P1" draw:layer="layout" svg:x1="8.014cm" svg:y1="10.74cm" svg:x2="9.464cm" svg:y2="10.74cm">
          <text:p/>
        </draw:line>
        <draw:frame draw:style-name="gr7" draw:text-style-name="P2" draw:layer="layout" svg:width="1.778cm" svg:height="0.962cm" svg:x="6.236cm" svg:y="10.232cm">
          <draw:text-box>
            <text:p><text:span text:style-name="T1">c-Si</text:span></text:p>
          </draw:text-box>
        </draw:frame>
        <draw:line draw:style-name="gr2" draw:text-style-name="P1" draw:layer="layout" svg:x1="8.014cm" svg:y1="11.94cm" svg:x2="9.464cm" svg:y2="11.94cm">
          <text:p/>
        </draw:line>
        <draw:frame draw:style-name="gr7" draw:text-style-name="P2" draw:layer="layout" svg:width="2.286cm" svg:height="0.962cm" svg:x="5.836cm" svg:y="11.432cm">
          <draw:text-box>
            <text:p><text:span text:style-name="T1">Si-Ge</text:span></text:p>
          </draw:text-box>
        </draw:frame>
        <draw:frame draw:style-name="gr7" draw:text-style-name="P2" draw:layer="layout" svg:width="2.286cm" svg:height="0.962cm" svg:x="6.236cm" svg:y="12.032cm">
          <draw:text-box>
            <text:p><text:span text:style-name="T1">a-Si</text:span></text:p>
          </draw:text-box>
        </draw:frame>
        <draw:line draw:style-name="gr2" draw:text-style-name="P1" draw:layer="layout" svg:x1="8.013cm" svg:y1="12.439cm" svg:x2="9.463cm" svg:y2="12.439cm">
          <text:p/>
        </draw:line>
        <draw:frame draw:style-name="gr7" draw:text-style-name="P2" draw:layer="layout" svg:width="2.286cm" svg:height="0.962cm" svg:x="5.737cm" svg:y="12.732cm">
          <draw:text-box>
            <text:p><text:span text:style-name="T1">HS-Si</text:span></text:p>
          </draw:text-box>
        </draw:frame>
        <draw:line draw:style-name="gr2" draw:text-style-name="P1" draw:layer="layout" svg:x1="8.014cm" svg:y1="13.139cm" svg:x2="9.464cm" svg:y2="13.139cm">
          <text:p/>
        </draw:line>
        <draw:line draw:style-name="gr2" draw:text-style-name="P1" draw:layer="layout" svg:x1="4.358cm" svg:y1="16.12cm" svg:x2="5.664cm" svg:y2="16.14cm">
          <text:p/>
        </draw:line>
        <draw:frame draw:style-name="gr7" draw:text-style-name="P2" draw:layer="layout" svg:width="2.976cm" svg:height="0.962cm" svg:x="1.636cm" svg:y="15.632cm">
          <draw:text-box>
            <text:p><text:span text:style-name="T1">Aerogel</text:span></text:p>
          </draw:text-box>
        </draw:frame>
        <draw:frame draw:style-name="gr7" draw:text-style-name="P2" draw:layer="layout" svg:width="2.286cm" svg:height="0.962cm" svg:x="6.338cm" svg:y="15.232cm">
          <draw:text-box>
            <text:p><text:span text:style-name="T1">WSe2</text:span></text:p>
          </draw:text-box>
        </draw:frame>
        <draw:line draw:style-name="gr2" draw:text-style-name="P1" draw:layer="layout" svg:x1="8.624cm" svg:y1="15.639cm" svg:x2="10.074cm" svg:y2="15.639cm">
          <text:p/>
        </draw:line>
        <draw:frame draw:style-name="gr7" draw:text-style-name="P2" draw:layer="layout" svg:width="2.705cm" svg:height="0.962cm" svg:x="5.22cm" svg:y="16.532cm">
          <draw:text-box>
            <text:p><text:span text:style-name="T1">PCBM</text:span></text:p>
          </draw:text-box>
        </draw:frame>
        <draw:line draw:style-name="gr2" draw:text-style-name="P1" draw:layer="layout" svg:x1="7.916cm" svg:y1="16.939cm" svg:x2="9.366cm" svg:y2="16.939cm">
          <text:p/>
        </draw:line>
        <draw:frame draw:style-name="gr7" draw:text-style-name="P2" draw:layer="layout" svg:width="2.286cm" svg:height="0.962cm" svg:x="6.138cm" svg:y="14.232cm">
          <draw:text-box>
            <text:p><text:span text:style-name="T1">PbTe</text:span></text:p>
          </draw:text-box>
        </draw:frame>
        <draw:line draw:style-name="gr2" draw:text-style-name="P1" draw:layer="layout" svg:x1="8.415cm" svg:y1="14.639cm" svg:x2="9.865cm" svg:y2="14.639cm">
          <text:p/>
        </draw:line>
        <draw:frame draw:style-name="gr7" draw:text-style-name="P2" draw:layer="layout" svg:width="2.286cm" svg:height="0.962cm" svg:x="5.439cm" svg:y="14.232cm">
          <draw:text-box>
            <text:p><text:span text:style-name="T1">LJ Ar</text:span></text:p>
          </draw:text-box>
        </draw:frame>
        <draw:line draw:style-name="gr2" draw:text-style-name="P1" draw:layer="layout" svg:x1="7.716cm" svg:y1="14.639cm" svg:x2="9.166cm" svg:y2="14.639cm">
          <text:p/>
        </draw:line>
        <draw:line draw:style-name="gr4" draw:text-style-name="P1" draw:layer="layout" svg:x1="10.67cm" svg:y1="11.04cm" svg:x2="10.638cm" svg:y2="8.382cm">
          <text:p/>
        </draw:line>
        <draw:line draw:style-name="gr4" draw:text-style-name="P1" draw:layer="layout" svg:x1="10.67cm" svg:y1="10.856cm" svg:x2="10.67cm" svg:y2="11.872cm">
          <text:p/>
        </draw:line>
        <draw:frame draw:style-name="gr3" draw:layer="layout" svg:width="3.416cm" svg:height="0.962cm" svg:x="11.062cm" svg:y="9.4cm">
          <draw:text-box>
            <text:p>Callaway</text:p>
          </draw:text-box>
        </draw:frame>
        <draw:frame draw:style-name="gr3" draw:layer="layout" svg:width="9.398cm" svg:height="1.673cm" svg:x="1.532cm" svg:y="6.4cm">
          <draw:text-box>
            <text:p>Simple models</text:p>
            <text:p>Desired accuracy: 10-1000%</text:p>
          </draw:text-box>
        </draw:frame>
        <draw:line draw:style-name="gr4" draw:text-style-name="P1" draw:layer="layout" svg:x1="10.725cm" svg:y1="15.14cm" svg:x2="10.693cm" svg:y2="12.482cm">
          <text:p/>
        </draw:line>
        <draw:line draw:style-name="gr4" draw:text-style-name="P1" draw:layer="layout" svg:x1="10.725cm" svg:y1="14.956cm" svg:x2="10.725cm" svg:y2="15.972cm">
          <text:p/>
        </draw:line>
        <draw:frame draw:style-name="gr3" draw:layer="layout" svg:width="3.416cm" svg:height="1.673cm" svg:x="11.062cm" svg:y="12cm">
          <draw:text-box>
            <text:p>Callaway + Einstein</text:p>
          </draw:text-box>
        </draw:frame>
        <draw:frame draw:style-name="gr3" draw:layer="layout" svg:width="3.416cm" svg:height="0.962cm" svg:x="11.062cm" svg:y="16.601cm">
          <draw:text-box>
            <text:p>Einstein?</text:p>
          </draw:text-box>
        </draw:frame>
        <draw:frame draw:style-name="gr3" draw:layer="layout" svg:width="3.416cm" svg:height="1.673cm" svg:x="11.062cm" svg:y="13.7cm">
          <draw:text-box>
            <text:p>Callaway + Einstein</text:p>
          </draw:text-box>
        </draw:frame>
        <draw:frame draw:style-name="gr3" draw:layer="layout" svg:width="4.542cm" svg:height="1.673cm" svg:x="11.062cm" svg:y="15.001cm">
          <draw:text-box>
            <text:p>Callaway + Einstein?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2" draw:layer="layout" svg:width="25.654cm" svg:height="5.939cm" svg:x="1.778cm" svg:y="0.04cm">
          <draw:text-box>
            <text:p><text:span text:style-name="T1">High thermal conductivity materials </text:span><text:span text:style-name="T1"><text:line-break/></text:span><text:span text:style-name="T1"><text:line-break/></text:span><text:span text:style-name="T1">BTE (Diamond, Graphene, CNT?, GaN)</text:span></text:p>
            <text:p><text:span text:style-name="T1">SMRTA</text:span></text:p>
            <text:p><text:span text:style-name="T1">ALD → scaling laws (Si, SiGe)</text:span></text:p>
            <text:p><text:span text:style-name="T1">ALD → explicit sum (PbTe, LJ, a-Si)</text:span></text:p>
            <text:p><text:span text:style-name="T1">GK, direct-MD &lt; NMD &lt; ALD → (LJ, others?)</text:span></text:p>
            <text:p><text:span text:style-name="T1">AF → (a-LJ</text:span></text:p>
          </draw:text-box>
        </draw:frame>
        <draw:frame draw:style-name="gr3" draw:text-style-name="P2" draw:layer="layout" svg:width="6.604cm" svg:height="0.962cm" draw:transform="rotate (1.5707963267949) translate (1.578cm 15.494cm)">
          <draw:text-box>
            <text:p><text:span text:style-name="T1">Thermal Cond</text:span></text:p>
          </draw:text-box>
        </draw:frame>
        <draw:custom-shape draw:style-name="gr5" draw:text-style-name="P1" draw:layer="layout" svg:width="8.882cm" svg:height="8.197cm" svg:x="3.256cm" svg:y="8.76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94cm" svg:height="0.962cm" svg:x="5.431cm" svg:y="17.58cm">
          <draw:text-box>
            <text:p><text:span text:style-name="T1">Year</text:span></text:p>
          </draw:text-box>
        </draw:frame>
        <draw:line draw:style-name="gr2" draw:text-style-name="P1" draw:layer="layout" svg:x1="9.666cm" svg:y1="9.152cm" svg:x2="11.116cm" svg:y2="9.152cm">
          <text:p/>
        </draw:line>
        <draw:frame draw:style-name="gr7" draw:text-style-name="P2" draw:layer="layout" svg:width="1.778cm" svg:height="0.962cm" svg:x="7.888cm" svg:y="8.644cm">
          <draw:text-box>
            <text:p><text:span text:style-name="T1">c-Si</text:span></text:p>
          </draw:text-box>
        </draw:frame>
        <draw:line draw:style-name="gr2" draw:text-style-name="P1" draw:layer="layout" svg:x1="9.666cm" svg:y1="10.352cm" svg:x2="11.116cm" svg:y2="10.352cm">
          <text:p/>
        </draw:line>
        <draw:frame draw:style-name="gr7" draw:text-style-name="P2" draw:layer="layout" svg:width="2.286cm" svg:height="0.962cm" svg:x="7.488cm" svg:y="9.844cm">
          <draw:text-box>
            <text:p><text:span text:style-name="T1">Si-Ge</text:span></text:p>
          </draw:text-box>
        </draw:frame>
        <draw:frame draw:style-name="gr7" draw:text-style-name="P2" draw:layer="layout" svg:width="2.286cm" svg:height="0.962cm" svg:x="7.888cm" svg:y="10.444cm">
          <draw:text-box>
            <text:p><text:span text:style-name="T1">a-Si</text:span></text:p>
          </draw:text-box>
        </draw:frame>
        <draw:line draw:style-name="gr2" draw:text-style-name="P1" draw:layer="layout" svg:x1="9.665cm" svg:y1="10.851cm" svg:x2="11.115cm" svg:y2="10.851cm">
          <text:p/>
        </draw:line>
        <draw:frame draw:style-name="gr7" draw:text-style-name="P2" draw:layer="layout" svg:width="2.286cm" svg:height="0.962cm" svg:x="7.389cm" svg:y="11.144cm">
          <draw:text-box>
            <text:p><text:span text:style-name="T1">HS-Si</text:span></text:p>
          </draw:text-box>
        </draw:frame>
        <draw:line draw:style-name="gr2" draw:text-style-name="P1" draw:layer="layout" svg:x1="9.666cm" svg:y1="11.551cm" svg:x2="11.116cm" svg:y2="11.551cm">
          <text:p/>
        </draw:line>
        <draw:line draw:style-name="gr2" draw:text-style-name="P1" draw:layer="layout" svg:x1="6.01cm" svg:y1="14.532cm" svg:x2="7.316cm" svg:y2="14.552cm">
          <text:p/>
        </draw:line>
        <draw:frame draw:style-name="gr7" draw:text-style-name="P2" draw:layer="layout" svg:width="2.976cm" svg:height="0.962cm" svg:x="3.288cm" svg:y="14.044cm">
          <draw:text-box>
            <text:p><text:span text:style-name="T1">Aerogel</text:span></text:p>
          </draw:text-box>
        </draw:frame>
        <draw:frame draw:style-name="gr7" draw:text-style-name="P2" draw:layer="layout" svg:width="2.286cm" svg:height="0.962cm" svg:x="7.99cm" svg:y="13.644cm">
          <draw:text-box>
            <text:p><text:span text:style-name="T1">WSe2</text:span></text:p>
          </draw:text-box>
        </draw:frame>
        <draw:line draw:style-name="gr2" draw:text-style-name="P1" draw:layer="layout" svg:x1="10.276cm" svg:y1="14.051cm" svg:x2="11.726cm" svg:y2="14.051cm">
          <text:p/>
        </draw:line>
        <draw:frame draw:style-name="gr7" draw:text-style-name="P2" draw:layer="layout" svg:width="2.705cm" svg:height="0.962cm" svg:x="6.872cm" svg:y="14.944cm">
          <draw:text-box>
            <text:p><text:span text:style-name="T1">PCBM</text:span></text:p>
          </draw:text-box>
        </draw:frame>
        <draw:line draw:style-name="gr2" draw:text-style-name="P1" draw:layer="layout" svg:x1="9.568cm" svg:y1="15.351cm" svg:x2="11.018cm" svg:y2="15.351cm">
          <text:p/>
        </draw:line>
        <draw:frame draw:style-name="gr7" draw:text-style-name="P2" draw:layer="layout" svg:width="2.286cm" svg:height="0.962cm" svg:x="7.79cm" svg:y="12.644cm">
          <draw:text-box>
            <text:p><text:span text:style-name="T1">PbTe</text:span></text:p>
          </draw:text-box>
        </draw:frame>
        <draw:line draw:style-name="gr2" draw:text-style-name="P1" draw:layer="layout" svg:x1="10.067cm" svg:y1="13.051cm" svg:x2="11.517cm" svg:y2="13.051cm">
          <text:p/>
        </draw:line>
        <draw:frame draw:style-name="gr7" draw:text-style-name="P2" draw:layer="layout" svg:width="2.286cm" svg:height="0.962cm" svg:x="7.091cm" svg:y="12.644cm">
          <draw:text-box>
            <text:p><text:span text:style-name="T1">LJ Ar</text:span></text:p>
          </draw:text-box>
        </draw:frame>
        <draw:line draw:style-name="gr2" draw:text-style-name="P1" draw:layer="layout" svg:x1="9.368cm" svg:y1="13.051cm" svg:x2="10.818cm" svg:y2="13.051cm">
          <text:p/>
        </draw:line>
        <draw:line draw:style-name="gr4" draw:text-style-name="P1" draw:layer="layout" svg:x1="12.322cm" svg:y1="11.452cm" svg:x2="12.29cm" svg:y2="8.794cm">
          <text:p/>
        </draw:line>
        <draw:line draw:style-name="gr4" draw:text-style-name="P1" draw:layer="layout" svg:x1="12.322cm" svg:y1="11.268cm" svg:x2="12.322cm" svg:y2="12.284cm">
          <text:p/>
        </draw:line>
        <draw:frame draw:style-name="gr3" draw:text-style-name="P2" draw:layer="layout" svg:width="2.286cm" svg:height="0.962cm" svg:x="12.714cm" svg:y="9.812cm">
          <draw:text-box>
            <text:p><text:span text:style-name="T1">ALD</text:span></text:p>
          </draw:text-box>
        </draw:frame>
        <draw:line draw:style-name="gr4" draw:text-style-name="P1" draw:layer="layout" svg:x1="12.377cm" svg:y1="15.552cm" svg:x2="12.345cm" svg:y2="12.894cm">
          <text:p/>
        </draw:line>
        <draw:line draw:style-name="gr4" draw:text-style-name="P1" draw:layer="layout" svg:x1="12.377cm" svg:y1="15.368cm" svg:x2="12.377cm" svg:y2="16.384cm">
          <text:p/>
        </draw:line>
        <draw:frame draw:style-name="gr3" draw:text-style-name="P2" draw:layer="layout" svg:width="4.91cm" svg:height="0.962cm" svg:x="12.651cm" svg:y="13.069cm">
          <draw:text-box>
            <text:p><text:span text:style-name="T1">MD, AF, </text:span></text:p>
          </draw:text-box>
        </draw:frame>
        <draw:frame draw:style-name="gr11" draw:text-style-name="P2" draw:layer="layout" svg:width="3.758cm" svg:height="2.384cm" svg:x="16.562cm" svg:y="11.84cm">
          <draw:text-box>
            <text:p><text:span text:style-name="T1">Cost of simulating / mode</text:span></text:p>
          </draw:text-box>
        </draw:frame>
        <draw:line draw:style-name="gr4" draw:text-style-name="P1" draw:layer="layout" svg:x1="16.002cm" svg:y1="9.144cm" svg:x2="16.002cm" svg:y2="16.51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6.262cm" svg:x="1.4cm" svg:y="4.914cm" presentation:class="outline" presentation:user-transformed="true">
          <draw:text-box>
            <text:list text:style-name="L2">
              <text:list-item>
                <text:p>What is the number of papers published with multiple methods?</text:p>
              </text:list-item>
              <text:list-item>
                <text:p>VC approx: MD-GK, MD-NMD, ALD, AF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utational Complexity</text:p>
          </draw:text-box>
        </draw:frame>
        <draw:frame presentation:style-name="pr4" draw:layer="layout" svg:width="24.639cm" svg:height="7.024cm" svg:x="1.4cm" svg:y="4.914cm" presentation:class="outline" presentation:user-transformed="true">
          <draw:text-box>
            <text:list text:style-name="L2">
              <text:list-item>
                <text:p>Pick the method which is simplest, but no simpler. (begin with simplest, advice from literature)</text:p>
              </text:list-item>
              <text:list-item>
                <text:p>Simplest, converged, overly-complex, the Universe (10^120 operations)</text:p>
              </text:list-item>
            </text:list>
          </draw:text-box>
        </draw:frame>
        <draw:frame draw:style-name="gr12" draw:text-style-name="P5" draw:layer="layout" svg:width="5.921cm" svg:height="0.646cm" svg:x="19.558cm" svg:y="10.784cm">
          <draw:text-box>
            <text:p text:style-name="P4"><text:span text:style-name="T2"><text:a xlink:href="http://physics.aps.org/story/v9/st27" xlink:type="simple">http://physics.aps.org/story/v9/st27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ximizing Efficienc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crease number of users.</text:p>
              </text:list-item>
              <text:list-item>
                <text:p>Increase the efficiency of a given use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an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NSF + Enthought?</text:p>
              </text:list-item>
              <text:list-item>
                <text:p>Methods: HLD (eigsoln), NMD (eigsoln + LAMMPS), ALD (eigsoln+many loops + SVD), GF/SBM (matrix inversion, and?), iterative-BTE, lattice-BTE, AF theory. <text:s text:c="4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Larkin</meta:initial-creator>
    <meta:creation-date>2013-01-19T14:28:44</meta:creation-date>
    <meta:editing-duration>PT30M3S</meta:editing-duration>
    <meta:editing-cycles>26</meta:editing-cycles>
    <dc:date>2013-03-15T02:06:03</dc:date>
    <dc:creator>Jason Larkin</dc:creator>
    <meta:generator>LibreOffice/3.5$Linux_X86_64 LibreOffice_project/350m1$Build-2</meta:generator>
    <meta:document-statistic meta:object-count="268"/>
  </office:meta>
</office:document-meta>
</file>